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99ffc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cff99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cccc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5.019cm" svg:height="16.129cm" svg:x="2.27cm" svg:y="3.03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824cm" svg:height="0.962cm" svg:x="2.143cm" svg:y="2.943cm">
          <draw:text-box>
            <text:p>TopSizer VERT</text:p>
          </draw:text-box>
        </draw:frame>
        <draw:custom-shape draw:style-name="gr3" draw:text-style-name="P1" draw:layer="layout" svg:width="24.003cm" svg:height="15.113cm" svg:x="2.905cm" svg:y="3.921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443cm" svg:height="0.962cm" svg:x="2.845cm" svg:y="3.959cm">
          <draw:text-box>
            <text:p>outerbagSizer</text:p>
          </draw:text-box>
        </draw:frame>
        <draw:custom-shape draw:style-name="gr4" draw:text-style-name="P1" draw:layer="layout" svg:width="11.303cm" svg:height="13.97cm" svg:x="3.286cm" svg:y="4.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1.303cm" svg:height="13.97cm" svg:x="15.224cm" svg:y="4.81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6.42cm" svg:height="0.962cm" svg:x="3.099cm" svg:y="4.702cm">
          <draw:text-box>
            <text:p>(0,0): controlboxsizer</text:p>
          </draw:text-box>
        </draw:frame>
        <draw:frame draw:style-name="gr2" draw:layer="layout" svg:width="6.983cm" svg:height="0.962cm" svg:x="15.018cm" svg:y="4.748cm">
          <draw:text-box>
            <text:p>(0,1): progressboxsizer</text:p>
          </draw:text-box>
        </draw:frame>
        <draw:custom-shape draw:style-name="gr5" draw:text-style-name="P1" draw:layer="layout" svg:width="11.049cm" svg:height="12.954cm" svg:x="3.413cm" svg:y="5.6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1.049cm" svg:height="12.954cm" svg:x="15.351cm" svg:y="5.699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457cm" svg:height="0.962cm" svg:x="3.413cm" svg:y="5.718cm">
          <draw:text-box>
            <text:p>controlbag</text:p>
          </draw:text-box>
        </draw:frame>
        <draw:frame draw:style-name="gr2" draw:layer="layout" svg:width="4.02cm" svg:height="0.962cm" svg:x="15.114cm" svg:y="5.518cm">
          <draw:text-box>
            <text:p>progressbag</text:p>
          </draw:text-box>
        </draw:frame>
        <draw:custom-shape draw:style-name="gr6" draw:text-style-name="P1" draw:layer="layout" svg:width="10.414cm" svg:height="0.762cm" svg:x="3.667cm" svg:y="6.842cm">
          <text:p text:style-name="P1"/>
          <draw:enhanced-geometry svg:viewBox="0 0 21600 21600" draw:type="rectangle" draw:enhanced-path="M 0 0 L 21600 0 21600 21600 0 21600 0 0 Z N"/>
        </draw:custom-shape>
        <draw:frame draw:style-name="gr2" draw:layer="layout" svg:width="7.055cm" svg:height="0.962cm" svg:x="3.548cm" svg:y="6.796cm">
          <draw:text-box>
            <text:p>(0,0): Spacer (380,100)</text:p>
          </draw:text-box>
        </draw:frame>
        <draw:custom-shape draw:style-name="gr6" draw:text-style-name="P1" draw:layer="layout" svg:width="10.414cm" svg:height="0.762cm" svg:x="15.667cm" svg:y="6.84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055cm" svg:height="0.962cm" svg:x="15.548cm" svg:y="6.796cm">
          <draw:text-box>
            <text:p>(0,0): Spacer (380,100)</text:p>
          </draw:text-box>
        </draw:frame>
        <draw:custom-shape draw:style-name="gr6" draw:text-style-name="P1" draw:layer="layout" svg:width="10.414cm" svg:height="2.283cm" svg:x="3.668cm" svg:y="8.24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8.19cm" svg:height="0.962cm" svg:x="3.549cm" svg:y="8.196cm">
          <draw:text-box>
            <text:p>(0,1): startbuttonSizer HOR</text:p>
          </draw:text-box>
        </draw:frame>
        <draw:custom-shape draw:style-name="gr7" draw:text-style-name="P1" draw:layer="layout" svg:width="2.667cm" svg:height="0.889cm" svg:x="3.921cm" svg:y="9.2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175cm" svg:height="0.889cm" svg:x="7.096cm" svg:y="9.2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048cm" svg:height="0.889cm" svg:x="10.779cm" svg:y="9.2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0.414cm" svg:height="2.283cm" svg:x="3.669cm" svg:y="12.143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8.397cm" svg:height="0.962cm" svg:x="3.55cm" svg:y="12.097cm">
          <draw:text-box>
            <text:p>(0,3): abortbuttonSizer HOR</text:p>
          </draw:text-box>
        </draw:frame>
        <draw:custom-shape draw:style-name="gr7" draw:text-style-name="P1" draw:layer="layout" svg:width="2.667cm" svg:height="0.889cm" svg:x="3.922cm" svg:y="13.1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175cm" svg:height="0.889cm" svg:x="7.097cm" svg:y="13.1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048cm" svg:height="0.889cm" svg:x="10.78cm" svg:y="13.1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0.414cm" svg:height="0.762cm" svg:x="3.668cm" svg:y="10.84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6.213cm" svg:height="0.962cm" svg:x="3.549cm" svg:y="10.796cm">
          <draw:text-box>
            <text:p>(0,2): Spacer (-1,40)</text:p>
          </draw:text-box>
        </draw:frame>
        <draw:frame draw:style-name="gr2" draw:text-style-name="P2" draw:layer="layout" svg:width="2.945cm" svg:height="0.645cm" svg:x="3.748cm" svg:y="9.436cm">
          <draw:text-box>
            <text:p><text:span text:style-name="T1">Spacer (100,-1)</text:span></text:p>
          </draw:text-box>
        </draw:frame>
        <draw:frame draw:style-name="gr2" draw:text-style-name="P2" draw:layer="layout" svg:width="3.076cm" svg:height="0.645cm" svg:x="6.949cm" svg:y="9.437cm">
          <draw:text-box>
            <text:p><text:span text:style-name="T1">button (200,100)</text:span></text:p>
          </draw:text-box>
        </draw:frame>
        <draw:frame draw:style-name="gr2" draw:text-style-name="P2" draw:layer="layout" svg:width="2.945cm" svg:height="0.645cm" svg:x="10.849cm" svg:y="9.437cm">
          <draw:text-box>
            <text:p><text:span text:style-name="T1">Spacer (100,-1)</text:span></text:p>
          </draw:text-box>
        </draw:frame>
        <draw:frame draw:style-name="gr2" draw:text-style-name="P2" draw:layer="layout" svg:width="2.945cm" svg:height="0.645cm" svg:x="10.85cm" svg:y="13.338cm">
          <draw:text-box>
            <text:p><text:span text:style-name="T1">Spacer (100,-1)</text:span></text:p>
          </draw:text-box>
        </draw:frame>
        <draw:frame draw:style-name="gr2" draw:text-style-name="P2" draw:layer="layout" svg:width="2.945cm" svg:height="0.645cm" svg:x="3.851cm" svg:y="13.339cm">
          <draw:text-box>
            <text:p><text:span text:style-name="T1">Spacer (100,-1)</text:span></text:p>
          </draw:text-box>
        </draw:frame>
        <draw:frame draw:style-name="gr2" draw:text-style-name="P2" draw:layer="layout" svg:width="3.216cm" svg:height="0.645cm" svg:x="7.052cm" svg:y="13.34cm">
          <draw:text-box>
            <text:p><text:span text:style-name="T1">Spacer (200,100)</text:span></text:p>
          </draw:text-box>
        </draw:frame>
        <draw:custom-shape draw:style-name="gr6" draw:text-style-name="P1" draw:layer="layout" svg:width="10.414cm" svg:height="0.762cm" svg:x="3.669cm" svg:y="14.84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6.564cm" svg:height="0.962cm" svg:x="3.55cm" svg:y="14.796cm">
          <draw:text-box>
            <text:p>(0,4): Spacer (-1,100)</text:p>
          </draw:text-box>
        </draw:frame>
        <draw:custom-shape draw:style-name="gr6" draw:text-style-name="P1" draw:layer="layout" svg:width="10.414cm" svg:height="0.762cm" svg:x="15.668cm" svg:y="8.04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502cm" svg:height="0.962cm" svg:x="15.549cm" svg:y="7.996cm">
          <draw:text-box>
            <text:p>(1,0): Overalllabel</text:p>
          </draw:text-box>
        </draw:frame>
        <draw:custom-shape draw:style-name="gr6" draw:text-style-name="P1" draw:layer="layout" svg:width="10.414cm" svg:height="0.762cm" svg:x="15.669cm" svg:y="9.34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082cm" svg:height="0.962cm" svg:x="15.55cm" svg:y="9.296cm">
          <draw:text-box>
            <text:p>(2,0): Overallbar</text:p>
          </draw:text-box>
        </draw:frame>
        <draw:custom-shape draw:style-name="gr6" draw:text-style-name="P1" draw:layer="layout" svg:width="10.414cm" svg:height="0.762cm" svg:x="15.67cm" svg:y="10.64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6.213cm" svg:height="0.962cm" svg:x="15.551cm" svg:y="10.596cm">
          <draw:text-box>
            <text:p>(3,0): Spacer (-1,40)</text:p>
          </draw:text-box>
        </draw:frame>
        <draw:custom-shape draw:style-name="gr6" draw:text-style-name="P1" draw:layer="layout" svg:width="10.414cm" svg:height="0.762cm" svg:x="15.671cm" svg:y="12.04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502cm" svg:height="0.962cm" svg:x="15.552cm" svg:y="11.996cm">
          <draw:text-box>
            <text:p>(1,0): Overalllabel</text:p>
          </draw:text-box>
        </draw:frame>
        <draw:custom-shape draw:style-name="gr6" draw:text-style-name="P1" draw:layer="layout" svg:width="10.414cm" svg:height="0.762cm" svg:x="15.672cm" svg:y="12.04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468cm" svg:height="0.962cm" svg:x="15.553cm" svg:y="11.996cm">
          <draw:text-box>
            <text:p>(4,0): currentlabel</text:p>
          </draw:text-box>
        </draw:frame>
        <draw:custom-shape draw:style-name="gr6" draw:text-style-name="P1" draw:layer="layout" svg:width="10.414cm" svg:height="0.762cm" svg:x="15.672cm" svg:y="13.44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049cm" svg:height="0.962cm" svg:x="15.553cm" svg:y="13.396cm">
          <draw:text-box>
            <text:p>(5,0): currentbar</text:p>
          </draw:text-box>
        </draw:frame>
        <draw:custom-shape draw:style-name="gr6" draw:text-style-name="P1" draw:layer="layout" svg:width="10.414cm" svg:height="0.762cm" svg:x="15.673cm" svg:y="14.74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6.073cm" svg:height="0.962cm" svg:x="15.554cm" svg:y="14.696cm">
          <draw:text-box>
            <text:p>(6,0): Spacer (-1,-1)</text:p>
          </draw:text-box>
        </draw:frame>
        <draw:custom-shape draw:style-name="gr6" draw:text-style-name="P1" draw:layer="layout" svg:width="10.414cm" svg:height="0.762cm" svg:x="15.674cm" svg:y="16.04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6.564cm" svg:height="0.962cm" svg:x="15.555cm" svg:y="15.996cm">
          <draw:text-box>
            <text:p>(7,0): Spacer (-1,182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1T16:02:50.109267235</meta:creation-date>
    <dc:date>2013-09-28T13:22:38.875895326</dc:date>
    <meta:editing-duration>PT53M56S</meta:editing-duration>
    <meta:editing-cycles>2</meta:editing-cycles>
    <meta:generator>LibreOffice/4.1.1.2$Linux_X86_64 LibreOffice_project/410m0$Build-2</meta:generator>
    <meta:document-statistic meta:object-count="52"/>
  </office:meta>
</office:document-meta>
</file>